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Marker.parseFromLocalFileData( byte [ ] data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rMarker.getCentralDirectory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ark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arker.Jar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rMarker.getHea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arker.getLocalFile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arker.getCentralDirector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Marker.getLocalFileDa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